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933" draw:textarea-horizontal-align="justify" draw:textarea-vertical-align="middle" draw:auto-grow-height="false" fo:min-height="0.443cm" fo:min-width="0.193cm" fo:wrap-option="wrap" loext:decorative="false"/>
    </style:style>
    <style:style style:name="gr2" style:family="graphic" style:parent-style-name="standard">
      <style:graphic-properties svg:stroke-color="#000000" draw:fill-color="#2a6099" draw:textarea-horizontal-align="justify" draw:textarea-vertical-align="middle" draw:auto-grow-height="false" fo:min-height="0.443cm" fo:min-width="0.193cm" fo:wrap-option="wrap" loext:decorative="false"/>
    </style:style>
    <style:style style:name="gr3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1.155cm" fo:min-width="0.905cm" fo:padding-top="0.23cm" fo:padding-bottom="0.23cm" fo:padding-left="0.355cm" fo:padding-right="0.355cm" fo:wrap-option="wrap" loext:decorative="false"/>
    </style:style>
    <style:style style:name="gr4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0.945cm" fo:min-width="0.695cm" fo:padding-top="0.23cm" fo:padding-bottom="0.23cm" fo:padding-left="0.355cm" fo:padding-right="0.355cm" fo:wrap-option="wrap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57cm" fo:min-width="0.507cm" fo:padding-top="0.165cm" fo:padding-bottom="0.165cm" fo:padding-left="0.29cm" fo:padding-right="0.29cm" fo:wrap-option="wrap" loext:decorative="false"/>
    </style:style>
    <style:style style:name="gr6" style:family="graphic" style:parent-style-name="objectwithoutfill">
      <style:graphic-properties svg:stroke-width="0.159cm" svg:stroke-color="#000000" draw:marker-start-width="0.438cm" draw:marker-end="Стили_20_стрелок_20_1" draw:marker-end-width="0.5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399cm" fo:min-width="2.149cm" fo:padding-top="0.165cm" fo:padding-bottom="0.165cm" fo:padding-left="0.29cm" fo:padding-right="0.29cm" fo:wrap-option="wrap" loext:decorative="false"/>
    </style:style>
    <style:style style:name="gr14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5" style:family="graphic" style:parent-style-name="objectwithoutfill">
      <style:graphic-properties svg:stroke-width="0.081cm" svg:stroke-color="#000000" draw:marker-start-width="0.321cm" draw:marker-end="Стили_20_стрелок_20_1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9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2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color="#00a933" loext:opacity="100%"/>
    </style:style>
    <style:style style:name="P7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8" style:family="paragraph">
      <style:text-properties fo:color="#2a6099" loext:opacity="100%"/>
    </style:style>
    <style:style style:name="P9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1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color="#000000" loext:opacity="100%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style:style style:name="T3" style:family="text">
      <style:text-properties fo:color="#00a933" loext:opacity="100%" style:font-name="Liberation Sans1" fo:font-weight="bold" style:font-name-asian="Liberation Sans1" style:font-weight-asian="bold" style:font-name-complex="Liberation Sans1" style:font-weight-complex="bold"/>
    </style:style>
    <style:style style:name="T4" style:family="text">
      <style:text-properties fo:color="#00a933" loext:opacity="100%" style:text-position="-8% 58%" style:font-name="Liberation Sans" fo:font-weight="bold" style:font-name-asian="Liberation Sans1" style:font-weight-asian="bold" style:font-name-complex="Liberation Sans1" style:font-weight-complex="bold"/>
    </style:style>
    <style:style style:name="T5" style:family="text">
      <style:text-properties fo:color="#2a6099" loext:opacity="100%" style:font-name="Liberation Sans1" fo:font-weight="bold" style:font-name-asian="Liberation Sans1" style:font-weight-asian="bold" style:font-name-complex="Liberation Sans1" style:font-weight-complex="bold"/>
    </style:style>
    <style:style style:name="T6" style:family="text">
      <style:text-properties fo:color="#2a6099" loext:opacity="100%" style:text-position="-8% 58%" style:font-name="Liberation Sans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8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text-position="0% 100%" style:font-name="Liberation Sans" fo:font-style="italic" fo:font-weight="bold" style:font-name-asian="Liberation Sans1" style:font-style-asian="italic" style:font-weight-asian="bold" style:font-name-complex="Liberation Sans1" style:font-style-complex="italic" style:font-weight-complex="bold"/>
    </style:style>
    <style:style style:name="T10" style:family="text">
      <style:text-properties fo:color="#000000" loext:opacity="100%" style:text-position="-8% 58%" style:font-name="Liberation Sans" fo:font-style="italic" fo:font-weight="bold" style:font-name-asian="Liberation Sans1" style:font-style-asian="italic" style:font-weight-asian="bold" style:font-name-complex="Liberation Sans1" style:font-style-complex="italic" style:font-weight-complex="bold"/>
    </style:style>
    <style:style style:name="T11" style:family="text">
      <style:text-properties fo:color="#000000" loext:opacity="100%" style:font-name="Liberation Sans1" fo:font-weight="bold" style:font-name-asian="Liberation Sans1" style:font-weight-asian="bold" style:font-name-complex="Liberation Sans1" style:font-weight-complex="bold"/>
    </style:style>
    <style:style style:name="T12" style:family="text">
      <style:text-properties fo:color="#000000" loext:opacity="100%" style:text-position="-8% 58%" style:font-name="Liberation Sans" fo:font-weight="bold" style:font-name-asian="Liberation Sans1" style:font-weight-asian="bold" style:font-name-complex="Liberation Sans1" style:font-weight-complex="bold"/>
    </style:style>
    <style:style style:name="T13" style:family="text">
      <style:text-properties style:font-name="Liberation Sans1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position="0% 100%" style:font-name="Liberation Sans1" fo:font-size="15pt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17" style:family="text">
      <style:text-properties fo:color="#000000" loext:opacity="100%" style:text-position="-8% 58%" style:font-name="Liberation Sans" fo:font-size="15pt" fo:font-weight="bold" style:font-name-asian="Liberation Sans1" style:font-size-asian="15pt" style:font-weight-asian="bold" style:font-name-complex="Liberation Sans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79cm" svg:height="0.979cm" svg:x="2.936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79cm" svg:height="0.979cm" svg:x="2.936cm" svg:y="1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85cm" svg:height="1.985cm" svg:x="8.732cm" svg:y="5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85cm" svg:height="1.985cm" svg:x="8.732cm" svg:y="8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85cm" svg:height="1.985cm" svg:x="8.732cm" svg:y="1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35cm" svg:height="1.535cm" svg:x="14.209cm" svg:y="9.1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15.696cm" svg:y1="9.913cm" svg:x2="17.337cm" svg:y2="9.913cm">
          <text:p/>
        </draw:line>
        <draw:line draw:style-name="gr7" draw:text-style-name="P4" draw:layer="layout" svg:x1="3.917cm" svg:y1="7.804cm" svg:x2="8.653cm" svg:y2="6.137cm">
          <text:p/>
        </draw:line>
        <draw:line draw:style-name="gr7" draw:text-style-name="P4" draw:layer="layout" svg:x1="3.917cm" svg:y1="7.805cm" svg:x2="8.759cm" svg:y2="9.894cm">
          <text:p/>
        </draw:line>
        <draw:line draw:style-name="gr7" draw:text-style-name="P4" draw:layer="layout" svg:x1="3.917cm" svg:y1="7.805cm" svg:x2="8.626cm" svg:y2="13.545cm">
          <text:p/>
        </draw:line>
        <draw:line draw:style-name="gr8" draw:text-style-name="P4" draw:layer="layout" svg:x1="3.943cm" svg:y1="12.619cm" svg:x2="8.653cm" svg:y2="6.138cm">
          <text:p/>
        </draw:line>
        <draw:line draw:style-name="gr8" draw:text-style-name="P4" draw:layer="layout" svg:x1="3.917cm" svg:y1="12.619cm" svg:x2="8.627cm" svg:y2="13.545cm">
          <text:p/>
        </draw:line>
        <draw:line draw:style-name="gr8" draw:text-style-name="P4" draw:layer="layout" svg:x1="3.811cm" svg:y1="12.699cm" svg:x2="8.759cm" svg:y2="9.895cm">
          <text:p/>
        </draw:line>
        <draw:line draw:style-name="gr9" draw:text-style-name="P4" draw:layer="layout" svg:x1="14.183cm" svg:y1="9.947cm" svg:x2="10.796cm" svg:y2="6.164cm">
          <text:p/>
        </draw:line>
        <draw:line draw:style-name="gr9" draw:text-style-name="P4" draw:layer="layout" svg:x1="14.184cm" svg:y1="9.948cm" svg:x2="10.796cm" svg:y2="9.868cm">
          <text:p/>
        </draw:line>
        <draw:line draw:style-name="gr9" draw:text-style-name="P4" draw:layer="layout" svg:x1="14.184cm" svg:y1="9.948cm" svg:x2="10.77cm" svg:y2="13.572cm">
          <text:p/>
        </draw:line>
        <draw:frame draw:style-name="gr10" draw:text-style-name="P5" draw:layer="layout" svg:width="1.128cm" svg:height="0.962cm" svg:x="1.932cm" svg:y="6.693cm">
          <draw:text-box>
            <text:p><text:span text:style-name="T1">X</text:span><text:span text:style-name="T2">1</text:span></text:p>
          </draw:text-box>
        </draw:frame>
        <draw:frame draw:style-name="gr10" draw:text-style-name="P5" draw:layer="layout" svg:width="1.128cm" svg:height="0.962cm" svg:x="1.985cm" svg:y="11.508cm">
          <draw:text-box>
            <text:p><text:span text:style-name="T1">X</text:span><text:span text:style-name="T2">2</text:span></text:p>
          </draw:text-box>
        </draw:frame>
        <draw:frame draw:style-name="gr11" draw:text-style-name="P7" draw:layer="layout" svg:width="1.386cm" svg:height="0.962cm" svg:x="5.106cm" svg:y="6.216cm">
          <draw:text-box>
            <text:p text:style-name="P6"><text:span text:style-name="T3">ѡ</text:span><text:span text:style-name="T4">11</text:span></text:p>
          </draw:text-box>
        </draw:frame>
        <draw:frame draw:style-name="gr10" draw:text-style-name="P7" draw:layer="layout" svg:width="1.403cm" svg:height="0.962cm" svg:x="5.053cm" svg:y="7.619cm">
          <draw:text-box>
            <text:p text:style-name="P6"><text:span text:style-name="T3">ѡ</text:span><text:span text:style-name="T4">12</text:span></text:p>
          </draw:text-box>
        </draw:frame>
        <draw:frame draw:style-name="gr11" draw:text-style-name="P7" draw:layer="layout" svg:width="1.403cm" svg:height="0.962cm" svg:x="4.975cm" svg:y="8.73cm">
          <draw:text-box>
            <text:p text:style-name="P6"><text:span text:style-name="T3">ѡ</text:span><text:span text:style-name="T4">13</text:span></text:p>
          </draw:text-box>
        </draw:frame>
        <draw:frame draw:style-name="gr10" draw:text-style-name="P9" draw:layer="layout" svg:width="1.403cm" svg:height="0.962cm" svg:x="4.26cm" svg:y="9.84cm">
          <draw:text-box>
            <text:p text:style-name="P8"><text:span text:style-name="T5">ѡ</text:span><text:span text:style-name="T6">21</text:span></text:p>
          </draw:text-box>
        </draw:frame>
        <draw:frame draw:style-name="gr12" draw:text-style-name="P9" draw:layer="layout" svg:width="1.403cm" svg:height="0.962cm" svg:x="4.923cm" svg:y="10.662cm">
          <draw:text-box>
            <text:p text:style-name="P8"><text:span text:style-name="T5">ѡ</text:span><text:span text:style-name="T6">22</text:span></text:p>
          </draw:text-box>
        </draw:frame>
        <draw:frame draw:style-name="gr11" draw:text-style-name="P9" draw:layer="layout" svg:width="1.403cm" svg:height="0.962cm" svg:x="4.975cm" svg:y="12.089cm">
          <draw:text-box>
            <text:p text:style-name="P8"><text:span text:style-name="T5">ѡ</text:span><text:span text:style-name="T6">23</text:span></text:p>
          </draw:text-box>
        </draw:frame>
        <draw:frame draw:style-name="gr10" draw:text-style-name="P11" draw:layer="layout" svg:width="1.128cm" svg:height="0.962cm" svg:x="9.208cm" svg:y="5.582cm">
          <draw:text-box>
            <text:p text:style-name="P10"><text:span text:style-name="T7">h</text:span><text:span text:style-name="T8">1</text:span></text:p>
          </draw:text-box>
        </draw:frame>
        <draw:frame draw:style-name="gr10" draw:text-style-name="P11" draw:layer="layout" svg:width="1.128cm" svg:height="0.962cm" svg:x="9.181cm" svg:y="9.445cm">
          <draw:text-box>
            <text:p text:style-name="P10"><text:span text:style-name="T7">h</text:span><text:span text:style-name="T8">2</text:span></text:p>
          </draw:text-box>
        </draw:frame>
        <draw:frame draw:style-name="gr10" draw:text-style-name="P11" draw:layer="layout" svg:width="1.128cm" svg:height="0.962cm" svg:x="9.181cm" svg:y="13.149cm">
          <draw:text-box>
            <text:p text:style-name="P10"><text:span text:style-name="T7">h</text:span><text:span text:style-name="T8">3</text:span></text:p>
          </draw:text-box>
        </draw:frame>
        <draw:frame draw:style-name="gr10" draw:text-style-name="P13" draw:layer="layout" svg:width="1.306cm" svg:height="0.962cm" svg:x="11.35cm" svg:y="5.899cm">
          <draw:text-box>
            <text:p text:style-name="P12"><text:span text:style-name="T9">V</text:span><text:span text:style-name="T10">11</text:span></text:p>
          </draw:text-box>
        </draw:frame>
        <draw:frame draw:style-name="gr11" draw:text-style-name="P13" draw:layer="layout" svg:width="1.331cm" svg:height="0.962cm" svg:x="11.192cm" svg:y="8.968cm">
          <draw:text-box>
            <text:p text:style-name="P12"><text:span text:style-name="T9">V</text:span><text:span text:style-name="T10">21</text:span></text:p>
          </draw:text-box>
        </draw:frame>
        <draw:frame draw:style-name="gr11" draw:text-style-name="P13" draw:layer="layout" svg:width="1.331cm" svg:height="0.962cm" svg:x="11.14cm" svg:y="11.19cm">
          <draw:text-box>
            <text:p text:style-name="P12"><text:span text:style-name="T9">V</text:span><text:span text:style-name="T10">31</text:span></text:p>
          </draw:text-box>
        </draw:frame>
        <draw:frame draw:style-name="gr10" draw:text-style-name="P13" draw:layer="layout" svg:width="1.306cm" svg:height="0.962cm" svg:x="16.113cm" svg:y="8.783cm">
          <draw:text-box>
            <text:p text:style-name="P12"><text:span text:style-name="T9">y</text:span></text:p>
          </draw:text-box>
        </draw:frame>
        <draw:custom-shape draw:style-name="gr13" draw:text-style-name="P3" draw:layer="layout" svg:width="3.859cm" svg:height="3.859cm" svg:x="22.618cm" svg:y="12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4" draw:layer="layout" svg:x1="24.55cm" svg:y1="12.161cm" svg:x2="24.55cm" svg:y2="16.054cm">
          <text:p/>
        </draw:line>
        <draw:line draw:style-name="gr14" draw:text-style-name="P4" draw:layer="layout" svg:x1="23.113cm" svg:y1="15.374cm" svg:x2="20.052cm" svg:y2="16.696cm">
          <text:p/>
        </draw:line>
        <draw:line draw:style-name="gr14" draw:text-style-name="P4" draw:layer="layout" svg:x1="22.622cm" svg:y1="14.051cm" svg:x2="20.089cm" svg:y2="14.051cm">
          <text:p/>
        </draw:line>
        <draw:line draw:style-name="gr14" draw:text-style-name="P4" draw:layer="layout" svg:x1="23.189cm" svg:y1="12.728cm" svg:x2="20.165cm" svg:y2="11.48cm">
          <text:p/>
        </draw:line>
        <draw:line draw:style-name="gr15" draw:text-style-name="P4" draw:layer="layout" svg:x1="26.477cm" svg:y1="13.975cm" svg:x2="28.14cm" svg:y2="13.937cm">
          <text:p/>
        </draw:line>
        <draw:frame draw:style-name="gr10" draw:text-style-name="P11" draw:layer="layout" svg:width="1.128cm" svg:height="0.962cm" svg:x="26.765cm" svg:y="12.944cm">
          <draw:text-box>
            <text:p text:style-name="P10"><text:span text:style-name="T7">h</text:span><text:span text:style-name="T8">j</text:span></text:p>
          </draw:text-box>
        </draw:frame>
        <draw:frame draw:style-name="gr10" draw:text-style-name="P5" draw:layer="layout" svg:width="1.128cm" svg:height="0.962cm" svg:x="19.036cm" svg:y="11.144cm">
          <draw:text-box>
            <text:p><text:span text:style-name="T1">X</text:span><text:span text:style-name="T2">1</text:span></text:p>
          </draw:text-box>
        </draw:frame>
        <draw:frame draw:style-name="gr10" draw:text-style-name="P5" draw:layer="layout" svg:width="1.128cm" svg:height="0.962cm" svg:x="18.961cm" svg:y="13.601cm">
          <draw:text-box>
            <text:p><text:span text:style-name="T1">X</text:span><text:span text:style-name="T2">2</text:span></text:p>
          </draw:text-box>
        </draw:frame>
        <draw:frame draw:style-name="gr16" draw:text-style-name="P5" draw:layer="layout" svg:width="1.47cm" svg:height="1.673cm" svg:x="18.922cm" svg:y="16.322cm">
          <draw:text-box>
            <text:p><text:span text:style-name="T1">X</text:span><text:span text:style-name="T2">n</text:span></text:p>
          </draw:text-box>
        </draw:frame>
        <draw:frame draw:style-name="gr11" draw:text-style-name="P15" draw:layer="layout" svg:width="1.302cm" svg:height="0.962cm" svg:x="21cm" svg:y="11.12cm">
          <draw:text-box>
            <text:p text:style-name="P14"><text:span text:style-name="T11">ѡ</text:span><text:span text:style-name="T12">1j</text:span></text:p>
          </draw:text-box>
        </draw:frame>
        <draw:frame draw:style-name="gr11" draw:text-style-name="P15" draw:layer="layout" svg:width="1.302cm" svg:height="0.962cm" svg:x="21cm" svg:y="13.01cm">
          <draw:text-box>
            <text:p text:style-name="P14"><text:span text:style-name="T11">ѡ</text:span><text:span text:style-name="T12">2j</text:span></text:p>
          </draw:text-box>
        </draw:frame>
        <draw:frame draw:style-name="gr11" draw:text-style-name="P15" draw:layer="layout" svg:width="1.323cm" svg:height="0.962cm" svg:x="21.076cm" svg:y="14.825cm">
          <draw:text-box>
            <text:p text:style-name="P14"><text:span text:style-name="T11">ѡ</text:span><text:span text:style-name="T12">nj</text:span></text:p>
          </draw:text-box>
        </draw:frame>
        <draw:frame draw:style-name="gr17" draw:text-style-name="P17" draw:layer="layout" svg:width="2.419cm" svg:height="4.419cm" svg:x="22.504cm" svg:y="13.265cm">
          <draw:text-box>
            <text:p text:style-name="P16"><text:span text:style-name="T13">∑</text:span></text:p>
          </draw:text-box>
        </draw:frame>
        <draw:frame draw:style-name="gr18" draw:text-style-name="P19" draw:layer="layout" svg:width="1.764cm" svg:height="1.362cm" svg:x="23.096cm" svg:y="13.594cm">
          <draw:text-box>
            <text:p text:style-name="P18"><text:span text:style-name="T14">X</text:span><text:span text:style-name="T15">i</text:span><text:span text:style-name="T16">ѡ</text:span><text:span text:style-name="T17">ij</text:span></text:p>
          </draw:text-box>
        </draw:frame>
        <draw:frame draw:style-name="gr11" draw:text-style-name="P15" draw:layer="layout" svg:width="1.302cm" svg:height="0.962cm" svg:x="21cm" svg:y="11.12cm">
          <draw:text-box>
            <text:p text:style-name="P14"><text:span text:style-name="T11">ѡ</text:span><text:span text:style-name="T12">1j</text:span></text:p>
          </draw:text-box>
        </draw:frame>
        <draw:frame draw:style-name="gr19" draw:text-style-name="P21" draw:layer="layout" svg:width="3.572cm" svg:height="3.096cm" svg:x="24.578cm" svg:y="13.508cm">
          <draw:text-box>
            <text:p text:style-name="P20"><text:span text:style-name="T1">σ(z</text:span><text:span text:style-name="T2">j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9T20:32:41.211000000</meta:creation-date>
    <dc:date>2024-08-10T05:33:33.930000000</dc:date>
    <meta:editing-duration>PT9H53S</meta:editing-duration>
    <meta:editing-cycles>1</meta:editing-cycles>
    <meta:document-statistic meta:object-count="48"/>
    <meta:generator>LibreOffice/7.6.4.1$Windows_X86_64 LibreOffice_project/e19e193f88cd6c0525a17fb7a176ed8e6a3e2aa1</meta:generator>
  </office:meta>
</office:document-meta>
</file>